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OutputModule.rollback( Configuration modeConf , Map objectModel , Exception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questAttributeOutputModule.setAttribute( Configuration modeConf , Map objectModel ,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AttributeOutputModule.g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AttributeOutputModule.commit( Configuration modeConf , Map object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